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5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72" calcext:value-type="float">
            <text:p>72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144" calcext:value-type="float">
            <text:p>144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264" calcext:value-type="float">
            <text:p>264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336" calcext:value-type="float">
            <text:p>336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360" calcext:value-type="float">
            <text:p>36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384" calcext:value-type="float">
            <text:p>384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408" calcext:value-type="float">
            <text:p>408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432" calcext:value-type="float">
            <text:p>43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456" calcext:value-type="float">
            <text:p>456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480" calcext:value-type="float">
            <text:p>48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528" calcext:value-type="float">
            <text:p>5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552" calcext:value-type="float">
            <text:p>55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576" calcext:value-type="float">
            <text:p>576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600" calcext:value-type="float">
            <text:p>600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624" calcext:value-type="float">
            <text:p>624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648" calcext:value-type="float">
            <text:p>648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672" calcext:value-type="float">
            <text:p>672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696" calcext:value-type="float">
            <text:p>696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720" calcext:value-type="float">
            <text:p>72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744" calcext:value-type="float">
            <text:p>744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768" calcext:value-type="float">
            <text:p>768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792" calcext:value-type="float">
            <text:p>792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816" calcext:value-type="float">
            <text:p>816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840" calcext:value-type="float">
            <text:p>840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864" calcext:value-type="float">
            <text:p>864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888" calcext:value-type="float">
            <text:p>888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912" calcext:value-type="float">
            <text:p>912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936" calcext:value-type="float">
            <text:p>936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960" calcext:value-type="float">
            <text:p>960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984" calcext:value-type="float">
            <text:p>984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032" calcext:value-type="float">
            <text:p>1032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056" calcext:value-type="float">
            <text:p>1056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080" calcext:value-type="float">
            <text:p>1080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104" calcext:value-type="float">
            <text:p>1104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128" calcext:value-type="float">
            <text:p>1128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152" calcext:value-type="float">
            <text:p>1152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176" calcext:value-type="float">
            <text:p>1176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200" calcext:value-type="float">
            <text:p>1200</text:p>
          </table:table-cell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224" calcext:value-type="float">
            <text:p>1224</text:p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248" calcext:value-type="float">
            <text:p>1248</text:p>
          </table:table-cell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272" calcext:value-type="float">
            <text:p>1272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320" calcext:value-type="float">
            <text:p>1320</text:p>
          </table:table-cell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1344" calcext:value-type="float">
            <text:p>1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1T17:23:44.288833131</dc:date>
    <meta:editing-duration>P8DT7H39M43S</meta:editing-duration>
    <meta:editing-cycles>35</meta:editing-cycles>
    <meta:generator>LibreOffice/7.3.4.2$Linux_X86_64 LibreOffice_project/30$Build-2</meta:generator>
    <meta:document-statistic meta:table-count="5" meta:cell-count="1419" meta:object-count="0"/>
  </office:meta>
</office:document-meta>
</file>